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Text_20_body" style:list-style-name="L21">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Text_20_body" style:list-style-name="L22">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rel-width="100%"/>
    </style:style>
    <style:style style:name="Table12.A" style:family="table-column">
      <style:table-column-properties style:rel-column-width="34327*"/>
    </style:style>
    <style:style style:name="Table12.B" style:family="table-column">
      <style:table-column-properties style:rel-column-width="15603*"/>
    </style:style>
    <style:style style:name="Table12.C" style:family="table-column">
      <style:table-column-properties style:rel-column-width="15603*"/>
    </style:style>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January 17, 2023 (07:4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code?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can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relational operator is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List three keywords.</text:p>
          <text:p text:style-name="P756">Solution</text:p>
          <text:p text:style-name="P756">Keywords are words that have special meanings and cannot be used as identifiers in your program. Examples of C# Keywords include <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 etc.</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p text:style-name="P756">Solution</text:p>
          <text:p text:style-name="P756">Valid identifiers can not include reserved words, can not start with a number, and must contain only numbers, letters, and/or the underscore character. The identifiers below follow these rules. <text:span text:style-name="NormalTok">my</text:span><text:span text:style-name="OperatorTok">-</text:span><text:span text:style-name="NormalTok">variable <text:s text:c="1"/>YoUrNaMe21 <text:s text:c="1"/>test_train <text:s text:c="1"/>_myIdentifier</text:span></text:p>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p text:style-name="P756">Solution</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ase matt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Keywords cannot be used as identifi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ext:p text:style-name="Table_20_Contents">✓</text:p>
              </table:table-cell>
            </table:table-row>
          </table:table>
        </text:list-item>
        <text:list-item>
          <text:p text:style-name="P756">(4 pts) Write a statement that would display, “Hi Mom!” (<text:span text:style-name="T1">with</text:span> the quotes) followed by a new line on the screen.</text:p>
          <text:p text:style-name="P756">Solution</text:p>
          <text:p text:style-name="P756">The key is to escpae the <text:span text:style-name="StringTok">"</text:span> character: <text:span text:style-name="NormalTok">Console</text:span><text:span text:style-name="OperatorTok">.</text:span><text:span text:style-name="FunctionTok">WriteLin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p text:style-name="P756">Solution</text:p>
          <text:p text:style-name="P758">int myAge;</text:p>
          <text:p text:style-name="P759">myAge = 21;</text:p>
          <text:p text:style-name="P760">Console.WriteLine("My age is " + myAge + ".\n");</text:p>
        </text:list-item>
        <text:list-item>
          <text:p text:style-name="P756">(Bonus) Give examples of situations where the adage “<text:span text:style-name="T1">Spaces and new lines do not matter in programs</text:span>” is actually erroneous.</text:p>
          <text:p text:style-name="P756">Solution</text:p>
          <text:p text:style-name="P756">Spaces and newlines matter when they are used in string data, as whitespace in strings is formatted exactly how it’s typed. Whitespace also matters inbetween words: words in C# must have at least one space between them in order to be compiled correctly (e.g.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and <text:span text:style-name="DataTypeTok">int</text:span><text:span text:style-name="NormalTok"><text:s text:c="1"/>days </text:span><text:span text:style-name="OperatorTok">=</text:span><text:span text:style-name="NormalTok"><text:s text:c="1"/></text:span><text:span text:style-name="DecValTok">7</text:span><text:span text:style-name="OperatorTok">;</text:span>). If there were no spaces in either of the examples, neither of them would compile. They also matter for in-line comments.</text:p>
          <text:p text:style-name="P761">// My comment</text:p>
          <text:p text:style-name="P762">int x;</text:p>
          <text:p text:style-name="P763">x = 10;</text:p>
          <text:p text:style-name="P756">If you remove the first newline, the program would not compile.</text:p>
        </text:list-item>
      </text:list>
      <text:h text:style-name="Heading_20_2" text:outline-level="2"><text:bookmark-start text:name="quiz-2"/>Quiz 2<text:bookmark-end text:name="quiz-2"/></text:h>
      <text:list text:style-name="L21">
        <text:list-item>
          <text:p text:style-name="P764">(2 pts) What is the relational operator used to determine whenever two values are equal?</text:p>
          <text:p text:style-name="P764">Solution</text:p>
          <text:p text:style-name="P764">The operator is two equal signs, <text:span text:style-name="OperatorTok">==</text:span>, not to be confused with a single equal sign, <text:span text:style-name="OperatorTok">=</text:span>, used for assignment.</text:p>
        </text:list-item>
        <text:list-item>
          <text:p text:style-name="P764">(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64">Solution</text:p>
          <text:p text:style-name="P764">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64">(5pts) Write a <text:span text:style-name="NormalTok">boolean</text:span> expression that evaluates to <text:span text:style-name="KeywordTok">true</text:span> if a variable <text:span text:style-name="NormalTok">x</text:span> is between -10 (excluded) and 10 (included).</text:p>
          <text:p text:style-name="P764">Solution</text:p>
          <text:p text:style-name="P764">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64">Note that there was no need to write an <text:span text:style-name="KeywordTok">if</text:span> statement or a complete statement: onyl the expression was required.</text:p>
        </text:list-item>
        <text:list-item>
          <text:p text:style-name="P764">(3 pts) What will be displayed on the screen by the following program?</text:p>
          <text:p text:style-name="P765">int x = 5, y = 1, z = 2;</text:p>
          <text:p text:style-name="P766">if (x != z || y &lt; z ) {x += y;}</text:p>
          <text:p text:style-name="P767">if (z &gt; y) {if (z % 2 == 0) {z -= 3;} else {z += x;}} else {x = y + z;}</text:p>
          <text:p text:style-name="P768">Console.WriteLine($"x is {x}, y is {y}, and z is {z}.");</text:p>
          <text:p text:style-name="P764">Solution</text:p>
          <text:p text:style-name="P764">This program would display:</text:p>
          <text:p text:style-name="P769">x is 6, y is 1, and z is -1.</text:p>
          <text:p text:style-name="P770"/>
          <text:p text:style-name="P771">Press any key to continue...</text:p>
        </text:list-item>
        <text:list-item>
          <text:p text:style-name="P764">(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64">Solution</text:p>
          <text:p text:style-name="P772">if(month=="July" &amp;&amp; temperature&lt;=90)</text:p>
          <text:p text:style-name="P773"><text:s text:c="4"/>Console.WriteLine("What a nice summer day!");</text:p>
          <text:p text:style-name="P774">else if (temperature &gt;= 45 &amp;&amp; temperature &lt;= 60)</text:p>
          <text:p text:style-name="P775"><text:s text:c="4"/>Console.WriteLine("Better wear a jacket!");</text:p>
          <text:p text:style-name="P776">else if (month == "December")</text:p>
          <text:p text:style-name="P777"><text:s text:c="4"/>Console.WriteLine("Happy Holidays!");</text:p>
          <text:p text:style-name="P778">else</text:p>
          <text:p text:style-name="P779"><text:s text:c="4"/>Console.WriteLine("Have a nice day!")</text:p>
        </text:list-item>
        <text:list-item>
          <text:p text:style-name="P764">(Bonus) Give a program that displays “Leap year” if a <text:span text:style-name="NormalTok">year</text:span> variable is</text:p>
          <text:list>
            <text:list-item>
              <text:p text:style-name="P779">divisible by 4; and</text:p>
            </text:list-item>
            <text:list-item>
              <text:p text:style-name="P779">not divisible by 100, unless it is also divisible by 400.</text:p>
            </text:list-item>
          </text:list>
          <text:p text:style-name="P764">Your program should correctly identify 2000 and 2400 as leap years, and 1800, 1900, 2100, 2200, 2300, or 2500 as <text:span text:style-name="T1">not</text:span> leap years.</text:p>
          <text:p text:style-name="P764">Solution</text:p>
          <text:p text:style-name="P780">if (year % 4 == 0 &amp;&amp; (year % 100 != 0 || year % 400 == 0))</text:p>
          <text:p text:style-name="P781"><text:s text:c="4"/>{</text:p>
          <text:p text:style-name="P782"><text:s text:c="8"/>Console.WriteLine("The year " + year + " is a leap year.");</text:p>
          <text:p text:style-name="P783"><text:s text:c="4"/>}</text:p>
          <text:p text:style-name="P784">else</text:p>
          <text:p text:style-name="P785"><text:s text:c="4"/>{</text:p>
          <text:p text:style-name="P786"><text:s text:c="8"/>Console.WriteLine("The year " + year + " is not a leap year.");</text:p>
          <text:p text:style-name="P787"><text:s text:c="4"/>}</text:p>
        </text:list-item>
      </text:list>
      <text:h text:style-name="Heading_20_2" text:outline-level="2"><text:bookmark-start text:name="quiz-3"/>Quiz 3<text:bookmark-end text:name="quiz-3"/></text:h>
      <text:list text:style-name="L22">
        <text:list-item>
          <text:p text:style-name="P788">(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p text:style-name="P788">Solution</text:p>
          <text:p text:style-name="P789">switch(iceCreamFlavor)</text:p>
          <text:p text:style-name="P790">{</text:p>
          <text:p text:style-name="P791"><text:s text:c="4"/>case "vanilla":</text:p>
          <text:p text:style-name="P792"><text:s text:c="8"/>price = 1.50m;</text:p>
          <text:p text:style-name="P793"><text:s text:c="8"/>break;</text:p>
          <text:p text:style-name="P794"><text:s text:c="4"/>case "chocolate":</text:p>
          <text:p text:style-name="P795"><text:s text:c="4"/>case "mint":</text:p>
          <text:p text:style-name="P796"><text:s text:c="8"/>price = 1.75m;</text:p>
          <text:p text:style-name="P797"><text:s text:c="8"/>break;</text:p>
          <text:p text:style-name="P798"><text:s text:c="4"/>default:</text:p>
          <text:p text:style-name="P799"><text:s text:c="8"/>price = -1;</text:p>
          <text:p text:style-name="P800"><text:s text:c="8"/>break;</text:p>
          <text:p text:style-name="P801">}</text:p>
        </text:list-item>
        <text:list-item>
          <text:p text:style-name="P788">(2 pts) Write a statement that applies the increment operator in prefix position to a variable <text:span text:style-name="NormalTok">test</text:span>.</text:p>
          <text:p text:style-name="P788">Solution</text:p>
          <text:p text:style-name="P788">The increment operator (<text:span text:style-name="OperatorTok">++</text:span>) in <text:span text:style-name="T3">pre</text:span>fix position (that is, applied <text:span text:style-name="T1">before</text:span> anything else) applied to the variable <text:span text:style-name="NormalTok">test</text:span> gives: <text:span text:style-name="OperatorTok">++</text:span><text:span text:style-name="NormalTok">test</text:span><text:span text:style-name="OperatorTok">;</text:span>.</text:p>
        </text:list-item>
        <text:list-item>
          <text:p text:style-name="P788">(3 pts) What will be displayed on the screen by the following program?</text:p>
          <text:p text:style-name="P802">int x = 10;</text:p>
          <text:p text:style-name="P803">x--;</text:p>
          <text:p text:style-name="P804">while(x &gt; 0){</text:p>
          <text:p text:style-name="P805"><text:s text:c="4"/>Console.Write(x);</text:p>
          <text:p text:style-name="P806">}</text:p>
          <text:p text:style-name="P788">Solution</text:p>
          <text:p text:style-name="P788">This would display <text:span text:style-name="DecValTok">9</text:span> (without new line or space) forever.</text:p>
        </text:list-item>
        <text:list-item>
          <text:p text:style-name="P788">(8 pts) Write a <text:span text:style-name="KeywordTok">while</text:span> loop that displays “1 2 3 4 5 6 7 8 9 10 11 12 13” (spaces included!) at the screen.</text:p>
          <text:p text:style-name="P788">Solution</text:p>
          <text:p text:style-name="P788">There are numerous different ways of writing such a program. A compact one could be:</text:p>
          <text:p text:style-name="P807">int num = 1;</text:p>
          <text:p text:style-name="P808">while(num &lt;= 13)Console.Write($"{num++} ");</text:p>
          <text:p text:style-name="P788">while a more verbose could be:</text:p>
          <text:p text:style-name="P809">int num = 1;</text:p>
          <text:p text:style-name="P810">while(num &lt;= 13){</text:p>
          <text:p text:style-name="P811"><text:s text:c="4"/>Console.Write($"{num} ");</text:p>
          <text:p text:style-name="P812"><text:s text:c="4"/>num++;</text:p>
          <text:p text:style-name="P813">}</text:p>
        </text:list-item>
        <text:list-item>
          <text:p text:style-name="P788">(+3+2 pt, bonus) Give a program that displays every multiple of 3 between 0 and 10,000 (that is, “0 3 6 9 12 … 9999”). Bonus (again!): display how many such numbers there are in total.</text:p>
          <text:p text:style-name="P788">Solution</text:p>
          <text:p text:style-name="P788">We can either</text:p>
          <text:list>
            <text:list-item>
              <text:p text:style-name="P813">Display the counter only if it is a multiple of three:</text:p>
              <text:p text:style-name="P814">int counter = 0;</text:p>
              <text:p text:style-name="P815">while(counter &lt;= 1000){</text:p>
              <text:p text:style-name="P816"><text:s text:c="4"/>if (counter % 3 == 0){Console.Write(counter + " ");}</text:p>
              <text:p text:style-name="P817"><text:s text:c="4"/>counter++;</text:p>
              <text:p text:style-name="P818">}</text:p>
            </text:list-item>
            <text:list-item>
              <text:p text:style-name="P813">Increment the counter 3 by 3:</text:p>
              <text:p text:style-name="P819">int counter = 0;</text:p>
              <text:p text:style-name="P820">while(counter &lt;= 1000){</text:p>
              <text:p text:style-name="P821"><text:s text:c="4"/>Console.Write(counter + " ");</text:p>
              <text:p text:style-name="P822"><text:s text:c="4"/>counter+=3;</text:p>
              <text:p text:style-name="P823">}</text:p>
              <text:p text:style-name="P813">To answer the “bonus within the bonus”, we need two counters:</text:p>
            </text:list-item>
          </text:list>
          <text:p text:style-name="P824">int threeCtr = 0; // Counter for the multiple of 3.</text:p>
          <text:p text:style-name="P825">int multipleCtr = 0; // Counter that sum the number of values displayed</text:p>
          <text:p text:style-name="P826">while(threeCtr &lt; 10000)</text:p>
          <text:p text:style-name="P827">{</text:p>
          <text:p text:style-name="P828"><text:s text:c="4"/>Console.Write($"{threeCtr} ");</text:p>
          <text:p text:style-name="P829"><text:s text:c="4"/>threeCtr += 3; // We move to the next multiple of 3.</text:p>
          <text:p text:style-name="P830"><text:s text:c="4"/>multipleCtr++; // We increment the number of values displayed.</text:p>
          <text:p text:style-name="P831">}</text:p>
          <text:p text:style-name="P832"/>
          <text:p text:style-name="P833">Console.WriteLine($"\nThere are {multipleCtr} multiples of 3 from 0 to 10,000.");</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9:24Z</meta:creation-date>
    <dc:date>2023-01-18T00:49:24Z</dc:date>
    <meta:user-defined meta:name="date" meta:value-type="string">January  17, 2023 (07:4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